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Copy.copyAll( Map uriMap , boolean std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maCopy.findAllRelative( URI source , URI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hemaCopy.putMappingsFromWsdl( Map result , URI source , URI target , DefinitionsDocument . Definitions w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Copy.findRelativeInOne( URI source , URI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maCopy.putNewMapping( Map result , URI origSource , URI origTarget , String literal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Copy.putMappingsFromSchema( Map result , URI source , URI target , SchemaDocument . Schema schem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Copy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Copy.main( String [ ] ar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67">
            <text:p text:style-name="Table_20_Contents">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